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c9b59" officeooo:paragraph-rsid="001c9b5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ceb17" officeooo:paragraph-rsid="001ceb1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ceb17" officeooo:paragraph-rsid="0025da4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202639" officeooo:paragraph-rsid="002a499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215ec5" officeooo:paragraph-rsid="00215ec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2c1e8d" officeooo:paragraph-rsid="002c1e8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2ccb2f" officeooo:paragraph-rsid="002ccb2f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2e2ba1" officeooo:paragraph-rsid="002e2ba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0c43c" officeooo:paragraph-rsid="0030c43c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2bb01" officeooo:paragraph-rsid="0032bb01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7d2a0" officeooo:paragraph-rsid="0037d2a0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ac264" officeooo:paragraph-rsid="003ac264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ac33e" officeooo:paragraph-rsid="003ac33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c094e" officeooo:paragraph-rsid="003c094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ec56a" officeooo:paragraph-rsid="003ec56a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3f4f78" officeooo:paragraph-rsid="003f4f78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411898" officeooo:paragraph-rsid="00411898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411898" officeooo:paragraph-rsid="00444b6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411898" officeooo:paragraph-rsid="0044ff62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1eea85" officeooo:paragraph-rsid="001eea85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55ac07" officeooo:paragraph-rsid="0055ac07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5bd29a" officeooo:paragraph-rsid="005bd29a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5dcdb8" officeooo:paragraph-rsid="005dcdb8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5f7d3b" officeooo:paragraph-rsid="005f7d3b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2e2ba1" officeooo:paragraph-rsid="002e2ba1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398c67" officeooo:paragraph-rsid="00398c67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483911" officeooo:paragraph-rsid="00483911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1ceb17" officeooo:paragraph-rsid="001ceb17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1eea85" officeooo:paragraph-rsid="001eea85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solid" style:text-underline-width="auto" style:text-underline-color="font-color" fo:font-weight="normal" officeooo:rsid="002c1e8d" officeooo:paragraph-rsid="002c1e8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398c67" officeooo:paragraph-rsid="00398c67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4bc7dd" officeooo:paragraph-rsid="004bc7d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4f4034" officeooo:paragraph-rsid="004f4034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4fa742" officeooo:paragraph-rsid="004fa742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513a9d" officeooo:paragraph-rsid="00513a9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style:text-underline-style="none" fo:font-weight="normal" officeooo:rsid="00516bee" officeooo:paragraph-rsid="00516bee"/>
    </style:style>
    <style:style style:name="P3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4292e" style:font-name="Menlo" fo:font-size="12pt" fo:letter-spacing="normal" fo:font-style="normal" fo:font-weight="normal" officeooo:rsid="0054514c" officeooo:paragraph-rsid="0054514c" fo:background-color="transparent"/>
    </style:style>
    <style:style style:name="P3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2pt" fo:letter-spacing="normal" fo:font-style="normal" fo:font-weight="normal" officeooo:paragraph-rsid="005ab79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5f7d3b" officeooo:paragraph-rsid="005f7d3b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officeooo:rsid="0061b00a" officeooo:paragraph-rsid="0061b00a"/>
    </style:style>
    <style:style style:name="T1" style:family="text">
      <style:text-properties officeooo:rsid="00205ec8"/>
    </style:style>
    <style:style style:name="T2" style:family="text">
      <style:text-properties officeooo:rsid="00215ec5"/>
    </style:style>
    <style:style style:name="T3" style:family="text">
      <style:text-properties officeooo:rsid="00287434"/>
    </style:style>
    <style:style style:name="T4" style:family="text">
      <style:text-properties officeooo:rsid="002a499b"/>
    </style:style>
    <style:style style:name="T5" style:family="text">
      <style:text-properties officeooo:rsid="003304c6"/>
    </style:style>
    <style:style style:name="T6" style:family="text">
      <style:text-properties officeooo:rsid="00444b6b"/>
    </style:style>
    <style:style style:name="T7" style:family="text">
      <style:text-properties officeooo:rsid="0044ff62"/>
    </style:style>
    <style:style style:name="T8" style:family="text">
      <style:text-properties officeooo:rsid="00516bee"/>
    </style:style>
    <style:style style:name="T9" style:family="text">
      <style:text-properties officeooo:rsid="005178b5"/>
    </style:style>
    <style:style style:name="T10" style:family="text">
      <style:text-properties fo:color="#24292e" officeooo:rsid="0054514c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g book angular</text:p>
      <text:p text:style-name="P2"/>
      <text:p text:style-name="P26">Projet hello world</text:p>
      <text:p text:style-name="P9"/>
      <text:p text:style-name="P2">installer la dernière version de angular cli</text:p>
      <text:p text:style-name="P1">npm install -g @angular/cli@latest //<text:span text:style-name="T2">via npm</text:span></text:p>
      <text:p text:style-name="P6">yarn global add @angular/cli //via yarn</text:p>
      <text:p text:style-name="P1"/>
      <text:p text:style-name="P1"/>
      <text:p text:style-name="P29">créer le projet helloworld</text:p>
      <text:p text:style-name="P38">mkdir helloworld;cd helloworld</text:p>
      <text:p text:style-name="P39"><text:span text:style-name="T10">ng new helloworld</text:span><text:bookmark text:name="0c26"/><text:span text:style-name="T10"> </text:span>config -g cli.packageManager npm<text:span text:style-name="T10">;</text:span></text:p>
      <text:p text:style-name="P4"/>
      <text:p text:style-name="P3"/>
      <text:p text:style-name="P30">lancer le projet pour la <text:span text:style-name="T3">première</text:span> fois</text:p>
      <text:p text:style-name="P21"><text:span text:style-name="T1">yarn</text:span> install</text:p>
      <text:p text:style-name="P22">lancer le server de dev :</text:p>
      <text:p text:style-name="P5">ng serve //<text:span text:style-name="T4">--port 9001 au cas ou le port par défaut est déjà pris</text:span></text:p>
      <text:p text:style-name="P22">ou</text:p>
      <text:p text:style-name="P22">yarn start</text:p>
      <text:p text:style-name="P8"/>
      <text:p text:style-name="P8">lancer dans le browser </text:p>
      <text:p text:style-name="P8">http://localhost:4200</text:p>
      <text:p text:style-name="P7"/>
      <text:p text:style-name="P31">créer un component</text:p>
      <text:p text:style-name="P10">ng generate component hello-world</text:p>
      <text:p text:style-name="P10"/>
      <text:p text:style-name="P11">2 parties au composant : la <text:span text:style-name="T5">classe de </text:span>définition et le décorateur.</text:p>
      <text:p text:style-name="P12">La classe de définition est la partie avec export class</text:p>
      <text:p text:style-name="P12">et le décorateur est la partie comprise dans le @Component</text:p>
      <text:p text:style-name="P23">dans le @Component l’attribut selector donne le nom du tag de la balise(markup) qui appellera le composant dans le HTML.</text:p>
      <text:p text:style-name="P24">L’attribut templateUrl renseigne sur le chemin du template HTML a charger avec le composant.</text:p>
      <text:p text:style-name="P25">Il y a une autre manière de définir le template, l’autre est d’utiliser l’attribut template et en donnant directement le code HTML du template dans le composant entre des backsticks ``.</text:p>
      <text:p text:style-name="P41">L’attribut styleUrls defini le chemin de la feuille de style utilisée par le composant. </text:p>
      <text:p text:style-name="P25"/>
      <text:p text:style-name="P11"/>
      <text:p text:style-name="P27">Travailler avec les tableaux</text:p>
      <text:p text:style-name="P32"/>
      <text:p text:style-name="P13">&lt;ul&gt;</text:p>
      <text:p text:style-name="P13">&lt;li *ngFor="let name of names"&gt;Hello {{ name }}&lt;/li&gt;</text:p>
      <text:p text:style-name="P13">&lt;/ul&gt;</text:p>
      <text:p text:style-name="P13"/>
      <text:p text:style-name="P14">pour accepter la nouvelle valeur de chaque occurrence</text:p>
      <text:p text:style-name="P16">on ajoute @Input</text:p>
      <text:p text:style-name="P15">import {</text:p>
      <text:p text:style-name="P15"><text:tab/>Component,</text:p>
      <text:p text:style-name="P15"><text:tab/>OnInit,</text:p>
      <text:p text:style-name="P15"><text:tab/>Input<text:tab/><text:tab/>// &lt;--- added this</text:p>
      <text:p text:style-name="P15">} from '@angular/core';</text:p>
      <text:p text:style-name="P15"/>
      <text:p text:style-name="P15">@Component({</text:p>
      <text:p text:style-name="P15"><text:tab/>selector: 'app-user-item',</text:p>
      <text:p text:style-name="P15"><text:tab/>templateUrl: './user-item.component.html',</text:p>
      <text:p text:style-name="P15"><text:tab/>styleUrls: ['./user-item.component.css']</text:p>
      <text:p text:style-name="P15">})</text:p>
      <text:p text:style-name="P15"><text:soft-page-break/></text:p>
      <text:p text:style-name="P15">export class UserItemComponent implements OnInit {</text:p>
      <text:p text:style-name="P15"><text:tab/>@Input() name: string; // &lt;-- added Input annotation</text:p>
      <text:p text:style-name="P15"><text:tab/>constructor() {</text:p>
      <text:p text:style-name="P15"><text:tab/><text:tab/>// removed setting name</text:p>
      <text:p text:style-name="P15"><text:tab/>}</text:p>
      <text:p text:style-name="P15"><text:tab/>ngOnInit() {}</text:p>
      <text:p text:style-name="P15">}</text:p>
      <text:p text:style-name="P15"/>
      <text:p text:style-name="P17"/>
      <text:p text:style-name="P17">Pour passer la valeur de l input au template on utilise les crochets :</text:p>
      <text:p text:style-name="P18">&lt;ul&gt;</text:p>
      <text:p text:style-name="P19"><text:tab/>&lt;li *ngFor="let <text:span text:style-name="T6">individualUserName</text:span> of names"&gt;</text:p>
      <text:p text:style-name="P20"><text:tab/><text:tab/>&lt;app-user-item [<text:span text:style-name="T7">name</text:span>]="<text:span text:style-name="T7">individualUserName</text:span>"&gt;&lt;/app-user-item&gt;</text:p>
      <text:p text:style-name="P18"><text:tab/>&lt;/li&gt;</text:p>
      <text:p text:style-name="P18">&lt;/ul&gt;</text:p>
      <text:p text:style-name="P18"/>
      <text:p text:style-name="P18"/>
      <text:p text:style-name="P28">Point de départ de l’application : Bootstrapping</text:p>
      <text:p text:style-name="P33"/>
      <text:p text:style-name="P34">main.ts est le point d’entrée de l’application et la lance </text:p>
      <text:p text:style-name="P35">main.ts fait les imports nécessaire au lancement de l’application.</text:p>
      <text:p text:style-name="P35"/>
      <text:p text:style-name="P36"><text:span text:style-name="T8">On utilise le</text:span> AppModule <text:span text:style-name="T8">pour lancer l’application.</text:span> <text:span text:style-name="T8">Le </text:span>AppModule <text:span text:style-name="T8">est spécifié dans</text:span> src/app/app.module.ts</text:p>
      <text:p text:style-name="P36"><text:span text:style-name="T8">le </text:span>AppModule <text:span text:style-name="T8">spécifie quel composant seront utilisé au niveau supérieure des composants</text:span>. </text:p>
      <text:p text:style-name="P37">Exemple : code/first-app/angular-hello-world/src/app/app.module.ts</text:p>
      <text:p text:style-name="P37">@NgModule({ //<text:span text:style-name="T9">decorator</text:span></text:p>
      <text:p text:style-name="P37"><text:tab/>declarations: [</text:p>
      <text:p text:style-name="P37"><text:tab/><text:tab/>AppComponent,</text:p>
      <text:p text:style-name="P37"><text:tab/><text:tab/>HelloWorldComponent,</text:p>
      <text:p text:style-name="P37"><text:tab/><text:tab/>UserItemComponent,</text:p>
      <text:p text:style-name="P37"><text:tab/><text:tab/>UserListComponent</text:p>
      <text:p text:style-name="P37"><text:tab/>],</text:p>
      <text:p text:style-name="P37"><text:tab/>imports: [</text:p>
      <text:p text:style-name="P37"><text:tab/><text:tab/>BrowserModule,</text:p>
      <text:p text:style-name="P37"><text:tab/><text:tab/>FormsModule,</text:p>
      <text:p text:style-name="P37"><text:tab/><text:tab/>HttpModule</text:p>
      <text:p text:style-name="P37"><text:tab/>],</text:p>
      <text:p text:style-name="P37"><text:tab/>providers: [],</text:p>
      <text:p text:style-name="P37"><text:tab/>bootstrap: [AppComponent]</text:p>
      <text:p text:style-name="P37">})</text:p>
      <text:p text:style-name="P37">export class AppModule { }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0:26:56.729376762</meta:creation-date>
    <meta:generator>LibreOffice/5.1.6.2$Linux_X86_64 LibreOffice_project/10m0$Build-2</meta:generator>
    <dc:date>2018-10-17T17:42:35.022733495</dc:date>
    <meta:editing-duration>PT7H30M23S</meta:editing-duration>
    <meta:editing-cycles>49</meta:editing-cycles>
    <meta:document-statistic meta:table-count="0" meta:image-count="0" meta:object-count="0" meta:page-count="2" meta:paragraph-count="76" meta:word-count="367" meta:character-count="2564" meta:non-whitespace-character-count="2233"/>
  </office:meta>
</office:document-meta>
</file>